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OpenSymbol" svg:font-family="OpenSymbol"/>
    <style:font-face style:name="arial" svg:font-family="arial, Helvetica, Arial, Lucida, sans-serif"/>
    <style:font-face style:name="medium-content-sans-serif-font" svg:font-family="medium-content-sans-serif-font, 'Lucida Grande', 'Lucida Sans Unicode', 'Lucida Sans', Geneva, Arial, sans-serif"/>
    <style:font-face style:name="medium-content-sans-serif-font1" svg:font-family="medium-content-sans-serif-font, apple-system, system-ui, 'Segoe UI', Roboto, Oxygen, Ubuntu, Cantarell, 'Open Sans', 'Helvetica Neu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0618in" fo:margin-bottom="0in" fo:text-indent="0in" style:auto-text-indent="false"/>
    </style:style>
    <style:style style:name="P2" style:family="paragraph" style:parent-style-name="Text_20_body">
      <style:paragraph-properties fo:margin-left="0in" fo:margin-right="0in" fo:margin-top="0.2252in" fo:margin-bottom="0in" fo:text-indent="0in" style:auto-text-indent="false"/>
    </style:style>
    <style:style style:name="P3" style:family="paragraph" style:parent-style-name="Text_20_body" style:list-style-name="L2">
      <style:paragraph-properties fo:margin-left="0.2327in" fo:margin-right="0in" fo:margin-top="0in" fo:margin-bottom="0in" fo:orphans="2" fo:widows="2" fo:text-indent="0in" style:auto-text-indent="false" fo:padding="0in" fo:border="none"/>
    </style:style>
    <style:style style:name="P4" style:family="paragraph" style:parent-style-name="Text_20_body" style:list-style-name="L3">
      <style:paragraph-properties fo:margin-left="0.2327in" fo:margin-right="0in" fo:margin-top="0in" fo:margin-bottom="0in" fo:orphans="2" fo:widows="2" fo:text-indent="0in" style:auto-text-indent="false" fo:padding="0in" fo:border="none"/>
      <style:text-properties fo:font-variant="normal" fo:text-transform="none" style:font-name="medium-content-sans-serif-font1" fo:font-size="11.1499996185303pt" fo:letter-spacing="normal" fo:font-style="normal" fo:font-weight="normal"/>
    </style:style>
    <style:style style:name="P5" style:family="paragraph" style:parent-style-name="Text_20_body" style:list-style-name="L2">
      <style:paragraph-properties fo:margin-left="0.2327in" fo:margin-right="0in" fo:margin-top="0in" fo:margin-bottom="0.1083in" fo:orphans="2" fo:widows="2" fo:text-indent="0in" style:auto-text-indent="false" fo:padding="0in" fo:border="none"/>
      <style:text-properties fo:font-variant="normal" fo:text-transform="none" style:font-name="medium-content-sans-serif-font1" fo:font-size="11.1499996185303pt" fo:letter-spacing="normal" fo:font-style="normal" fo:font-weight="normal"/>
    </style:style>
    <style:style style:name="P6" style:family="paragraph" style:parent-style-name="Text_20_body" style:list-style-name="L3">
      <style:paragraph-properties fo:margin-left="0.2327in" fo:margin-right="0in" fo:margin-top="0in" fo:margin-bottom="0.1083in" fo:orphans="2" fo:widows="2" fo:text-indent="0in" style:auto-text-indent="false" fo:padding="0in" fo:border="none"/>
      <style:text-properties fo:font-variant="normal" fo:text-transform="none" style:font-name="medium-content-sans-serif-font1" fo:font-size="11.1499996185303pt" fo:letter-spacing="normal" fo:font-style="normal" fo:font-weight="normal"/>
    </style:style>
    <style:style style:name="P7" style:family="paragraph" style:parent-style-name="Text_20_body" style:list-style-name="L2">
      <style:paragraph-properties fo:margin-left="0.2327in" fo:margin-right="0in" fo:margin-top="0in" fo:margin-bottom="0.1083in" fo:orphans="2" fo:widows="2" fo:text-indent="0in" style:auto-text-indent="false" fo:padding="0in" fo:border="none"/>
    </style:style>
    <style:style style:name="P8" style:family="paragraph" style:parent-style-name="Heading_20_3">
      <style:paragraph-properties style:line-height-at-least="0.1862in"/>
      <style:text-properties fo:font-variant="normal" fo:text-transform="none" style:font-name="medium-content-sans-serif-font" fo:font-style="normal" fo:font-weight="bold"/>
    </style:style>
    <style:style style:name="P9" style:family="paragraph" style:parent-style-name="Standard">
      <style:paragraph-properties style:line-height-at-least="0.1862in"/>
    </style:style>
    <style:style style:name="P10" style:family="paragraph" style:parent-style-name="Standard" style:list-style-name="L6">
      <style:paragraph-properties style:line-height-at-least="0.1862in"/>
    </style:style>
    <style:style style:name="P11" style:family="paragraph" style:parent-style-name="Standard" style:list-style-name="L7">
      <style:paragraph-properties style:line-height-at-least="0.1862in"/>
    </style:style>
    <style:style style:name="P12" style:family="paragraph" style:parent-style-name="Standard">
      <style:paragraph-properties style:line-height-at-least="0.1862in"/>
      <style:text-properties fo:font-weight="bold" style:font-weight-asian="bold" style:font-weight-complex="bold"/>
    </style:style>
    <style:style style:name="T1" style:family="text">
      <style:text-properties fo:font-weight="bold"/>
    </style:style>
    <style:style style:name="T2" style:family="text">
      <style:text-properties style:text-line-through-style="none" style:text-underline-style="none" style:text-blinking="false" fo:background-color="transparent"/>
    </style:style>
    <style:style style:name="T3" style:family="text">
      <style:text-properties fo:font-variant="normal" fo:text-transform="none" style:font-name="medium-content-sans-serif-font1" fo:font-size="11.1499996185303pt" fo:letter-spacing="normal" fo:font-style="normal" fo:font-weight="normal"/>
    </style:style>
    <style:style style:name="T4" style:family="text">
      <style:text-properties fo:font-variant="normal" fo:text-transform="none" style:text-line-through-style="none" style:font-name="medium-content-sans-serif-font1" fo:font-size="11.1499996185303pt" fo:letter-spacing="normal" fo:font-style="normal" style:text-underline-style="none" fo:font-weight="normal" style:text-blinking="fals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1974215083194596" text:style-name="L6">
        <text:list-item>
          <text:p text:style-name="P10">A web application that tracks monthly expenses so that you can better manage finances.</text:p>
        </text:list-item>
        <text:list-item>
          <text:p text:style-name="P10">create an account/ log in to view homepage</text:p>
        </text:list-item>
        <text:list-item>
          <text:p text:style-name="P10">homepage will have options to add expenses, income, etc.</text:p>
        </text:list-item>
        <text:list-item>
          <text:p text:style-name="P10">expenses will have different durations associated with amounts</text:p>
        </text:list-item>
      </text:list>
      <text:p text:style-name="P9"/>
      <text:p text:style-name="P12">Fixed expenses:</text:p>
      <text:p text:style-name="P9">Mortgage/rent</text:p>
      <text:p text:style-name="P9">Utilities</text:p>
      <text:list xml:id="list8953446195110708767" text:style-name="L7">
        <text:list-item>
          <text:p text:style-name="P11">Electricity</text:p>
        </text:list-item>
        <text:list-item>
          <text:p text:style-name="P11">Heating Oil/Gas</text:p>
        </text:list-item>
        <text:list-item>
          <text:p text:style-name="P11">internet</text:p>
        </text:list-item>
        <text:list-item>
          <text:p text:style-name="P11">Cable</text:p>
        </text:list-item>
        <text:list-item>
          <text:p text:style-name="P11">Water</text:p>
        </text:list-item>
        <text:list-item>
          <text:p text:style-name="P11">Phone</text:p>
        </text:list-item>
      </text:list>
      <text:p text:style-name="P9">Transportation – fuel, transit, parking, vehicle expenses, registration</text:p>
      <text:p text:style-name="P9">Home/property insurance</text:p>
      <text:p text:style-name="P9">Health insurance</text:p>
      <text:p text:style-name="P9">Car insurance</text:p>
      <text:p text:style-name="P9">Child care</text:p>
      <text:p text:style-name="P9">Loan payments</text:p>
      <text:p text:style-name="P9">Savings</text:p>
      <text:p text:style-name="P9">Retirement</text:p>
      <text:p text:style-name="P9">Property taxes</text:p>
      <text:p text:style-name="P9">HOA/condo fees/...</text:p>
      <text:p text:style-name="P9">Spousal Support</text:p>
      <text:p text:style-name="P9">Memberships</text:p>
      <text:p text:style-name="P9">Prescriptions</text:p>
      <text:p text:style-name="P9"/>
      <text:p text:style-name="P12">Variable expenses:</text:p>
      <text:p text:style-name="P9">Groceries</text:p>
      <text:p text:style-name="P9">Clothing/shoes</text:p>
      <text:p text:style-name="P9">Vet/pet bills</text:p>
      <text:p text:style-name="P9">Gifts</text:p>
      <text:p text:style-name="P9">Vacation</text:p>
      <text:p text:style-name="P9">Yard work/landscaping</text:p>
      <text:p text:style-name="P9">Education</text:p>
      <text:p text:style-name="P9">Emergencies</text:p>
      <text:p text:style-name="P9">Eating out</text:p>
      <text:p text:style-name="P9">Personal Care Expenses</text:p>
      <text:p text:style-name="P9">Entertainment </text:p>
      <text:p text:style-name="P9">Tobacco / alcohol </text:p>
      <text:p text:style-name="P9">Lottery </text:p>
      <text:p text:style-name="P9">Babysitting </text:p>
      <text:p text:style-name="P9">Sports &amp; recreation, other hobbies </text:p>
      <text:p text:style-name="P9">Hair care / salon services </text:p>
      <text:p text:style-name="P9">Magazines / newspapers / books </text:p>
      <text:p text:style-name="P9">Children’s lessons and activities</text:p>
      <text:p text:style-name="P9">Charitable Contributions</text:p>
      <text:p text:style-name="P9"><text:soft-page-break/>Household Maintenance</text:p>
      <text:p text:style-name="P9"/>
      <text:p text:style-name="P12">Income sources:</text:p>
      <text:p text:style-name="P9"/>
      <text:p text:style-name="P9"/>
      <text:p text:style-name="P9"/>
      <text:p text:style-name="P12">fixed expenses:</text:p>
      <text:p text:style-name="P9">mortgage/rent</text:p>
      <text:p text:style-name="P9">utilities</text:p>
      <text:list xml:id="list1353119553" text:continue-numbering="true" text:style-name="L7">
        <text:list-item>
          <text:p text:style-name="P11">electricity</text:p>
        </text:list-item>
        <text:list-item>
          <text:p text:style-name="P11">heatingOilOrGas</text:p>
        </text:list-item>
        <text:list-item>
          <text:p text:style-name="P11">internet</text:p>
        </text:list-item>
        <text:list-item>
          <text:p text:style-name="P11">cable</text:p>
        </text:list-item>
        <text:list-item>
          <text:p text:style-name="P11">water</text:p>
        </text:list-item>
        <text:list-item>
          <text:p text:style-name="P11">phone</text:p>
        </text:list-item>
      </text:list>
      <text:p text:style-name="P9">transportation – fuel, transit, parking, vehicle expenses, registration</text:p>
      <text:p text:style-name="P9">home/property insurance</text:p>
      <text:p text:style-name="P9">health insurance</text:p>
      <text:p text:style-name="P9">car insurance</text:p>
      <text:p text:style-name="P9">child care</text:p>
      <text:p text:style-name="P9">loans</text:p>
      <text:p text:style-name="P9">savings</text:p>
      <text:p text:style-name="P9">retirement</text:p>
      <text:p text:style-name="P9">property taxes</text:p>
      <text:p text:style-name="P9">hoa/condo fees/...</text:p>
      <text:p text:style-name="P9">spousal support</text:p>
      <text:p text:style-name="P9">memberships</text:p>
      <text:p text:style-name="P9">prescriptions</text:p>
      <text:p text:style-name="P9"/>
      <text:p text:style-name="P12">variable expenses:</text:p>
      <text:p text:style-name="P9">groceries</text:p>
      <text:p text:style-name="P9">clothing/shoes</text:p>
      <text:p text:style-name="P9">vet/pet bills</text:p>
      <text:p text:style-name="P9">gifts</text:p>
      <text:p text:style-name="P9">vacation</text:p>
      <text:p text:style-name="P9">yard work/landscaping</text:p>
      <text:p text:style-name="P9">education</text:p>
      <text:p text:style-name="P9">emergencies</text:p>
      <text:p text:style-name="P9">eating out</text:p>
      <text:p text:style-name="P9">personalCare expenses</text:p>
      <text:p text:style-name="P9">entertainment </text:p>
      <text:p text:style-name="P9">tobacco / alcohol </text:p>
      <text:p text:style-name="P9">lottery </text:p>
      <text:p text:style-name="P9">babysitting </text:p>
      <text:p text:style-name="P9">sports &amp; recreation, other hobbies </text:p>
      <text:p text:style-name="P9">hair care / salon services </text:p>
      <text:p text:style-name="P9">magazines / newspapers / books </text:p>
      <text:p text:style-name="P9">children’s lessons and activities</text:p>
      <text:p text:style-name="P9"><text:soft-page-break/>charities</text:p>
      <text:p text:style-name="P9">household maintenance</text:p>
      <text:p text:style-name="P9"/>
      <text:p text:style-name="P9"/>
      <text:p text:style-name="P9">five or seven day rolling average for fixed expenses</text:p>
      <text:p text:style-name="P9"/>
      <text:p text:style-name="P9"/>
      <text:p text:style-name="P9"/>
      <text:h text:style-name="P8" text:outline-level="3"><text:bookmark text:name="ce34"/>2. GrillBer</text:h>
      <text:p text:style-name="P1"><text:bookmark text:name="7d80"/><text:span text:style-name="Strong_20_Emphasis"><text:span text:style-name="T1">The Idea: </text:span></text:span>Yep, you guessed it. Uber for grills. If you live in a city, you may not have the space for a grill or a safe place to lock it up. For example, if you live on the 20th floor of an apartment building, where can you put your grill?</text:p>
      <text:p text:style-name="P2"><text:bookmark text:name="eb93"/>Problem solved with GrillBer, a delivery service for grill rentals. This will allow customers to put on a cookout with none of the logistics. In fact, you might want to include a roll of turf and chairs so your customers can create a <text:a xlink:type="simple" xlink:href="http://inhabitat.com/parking-day-2014-the-most-amazing-pop-up-parks-from-san-francisco-and-beyond/" office:target-frame-name="_blank" xlink:show="new" text:style-name="Internet_20_link" text:visited-style-name="Visited_20_Internet_20_Link"><text:span text:style-name="T2">pop-up park </text:span></text:a>in a parking space!</text:p>
      <text:p text:style-name="P2"><text:bookmark text:name="2fc5"/><text:span text:style-name="Strong_20_Emphasis"><text:span text:style-name="T1">Type of Site: </text:span></text:span>Delivery/Logistics</text:p>
      <text:p text:style-name="P2"><text:bookmark text:name="979d"/><text:span text:style-name="Strong_20_Emphasis"><text:span text:style-name="T1">Key Functions:</text:span></text:span></text:p>
      <text:list xml:id="list7126540094411291055" text:style-name="L2">
        <text:list-item>
          <text:p text:style-name="P5"><text:bookmark text:name="2f9c"/>Form that allows a user to book a grill for a certain number of hours at a certain hourly rate, and stores that in a database. User must input their name, address etc.</text:p>
        </text:list-item>
        <text:list-item>
          <text:p text:style-name="P7"><text:bookmark text:name="f33e"/><text:span text:style-name="T3">Calendar that shows different times that grills are available. Check out </text:span><text:a xlink:type="simple" xlink:href="http://www.zipcar.com/" office:target-frame-name="_blank" xlink:show="new" text:style-name="Internet_20_link" text:visited-style-name="Visited_20_Internet_20_Link"><text:span text:style-name="T4">Zipcar</text:span></text:a><text:span text:style-name="T3"> for an example of this.</text:span></text:p>
        </text:list-item>
        <text:list-item>
          <text:p text:style-name="P5"><text:bookmark text:name="5601"/>Product details page that shows the grill and tells you more about the different add-ons, like chairs and turf.</text:p>
        </text:list-item>
        <text:list-item>
          <text:p text:style-name="P5"><text:bookmark text:name="f600"/>Social media integration with Instagram that shows all the awesome cookouts people have held with GrillBer.</text:p>
        </text:list-item>
        <text:list-item>
          <text:p text:style-name="P3"><text:bookmark text:name="1177"/><text:span text:style-name="T3">A checkout process and payments system with </text:span><text:a xlink:type="simple" xlink:href="https://stripe.com/" office:target-frame-name="_blank" xlink:show="new" text:style-name="Internet_20_link" text:visited-style-name="Visited_20_Internet_20_Link"><text:span text:style-name="T4">Stripe</text:span></text:a><text:span text:style-name="T3"> so users can complete the process.</text:span></text:p>
        </text:list-item>
      </text:list>
      <text:p text:style-name="P2"><text:bookmark text:name="5fc0"/><text:span text:style-name="Strong_20_Emphasis"><text:span text:style-name="T1">Key Feature Decisions:</text:span></text:span></text:p>
      <text:list xml:id="list549537805049336771" text:style-name="L3">
        <text:list-item>
          <text:p text:style-name="P6"><text:bookmark text:name="3151"/>This does not need to be visually stimulating like Uber. But does it even need a cool interactive calendar? Or can you get away with a basic form like an e-commerce site?</text:p>
        </text:list-item>
        <text:list-item>
          <text:p text:style-name="P6"><text:bookmark text:name="cae2"/>How many pains in the grilling process will you offer to address? Do you expect the user to clean the grill? Are these the cheaper but slower charcoal grills, or more expensive gas grills?</text:p>
        </text:list-item>
        <text:list-item>
          <text:p text:style-name="P6"><text:bookmark text:name="178e"/>Cookouts are meant to be a low-stress experience. If people have to hurry to cook their food, it will not be a great experience. How can you use copy and microcopy to clearly state how this will not be a stressful process?</text:p>
        </text:list-item>
        <text:list-item>
          <text:p text:style-name="P4"><text:bookmark text:name="ad84"/>What logic do you need to have on your back-end for the booking system? Do you need to allow a half-hour before and after for grill delivery?</text:p>
        </text:list-item>
      </text:list>
      <text:p text:style-name="P2"><text:bookmark text:name="0dc1"/><text:span text:style-name="Strong_20_Emphasis"><text:span text:style-name="T1">What You Will Learn: </text:span></text:span>How to coordinate the front-end and back-end of a booking system. Think <text:soft-page-break/>about how many sites do this. Restaurant booking sites. Conference room booking sites. There are many more. This is a very common pattern, and a great accomplishment to have on your resume for discussio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OpenSymbol" svg:font-family="OpenSymbol"/>
    <style:font-face style:name="arial" svg:font-family="arial, Helvetica, Arial, Lucida, sans-serif"/>
    <style:font-face style:name="medium-content-sans-serif-font" svg:font-family="medium-content-sans-serif-font, 'Lucida Grande', 'Lucida Sans Unicode', 'Lucida Sans', Geneva, Arial, sans-serif"/>
    <style:font-face style:name="medium-content-sans-serif-font1" svg:font-family="medium-content-sans-serif-font, apple-system, system-ui, 'Segoe UI', Roboto, Oxygen, Ubuntu, Cantarell, 'Open Sans', 'Helvetica Neu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Triacca</meta:initial-creator>
    <meta:creation-date>2019-04-28T11:12:52</meta:creation-date>
    <dc:date>2019-04-29T17:40:11</dc:date>
    <dc:creator>Alan Triacca</dc:creator>
    <meta:editing-duration>PT5H8M57S</meta:editing-duration>
    <meta:editing-cycles>2</meta:editing-cycles>
    <meta:generator>OpenOffice/4.1.6$Unix OpenOffice.org_project/416m1$Build-9790</meta:generator>
    <meta:document-statistic meta:table-count="0" meta:image-count="0" meta:object-count="0" meta:page-count="4" meta:paragraph-count="108" meta:word-count="636" meta:character-count="3854"/>
  </office:meta>
</office:document-meta>
</file>